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1" svg:font-family="'Lohit Hindi'"/>
    <style:font-face style:name="Liberation Sans" svg:font-family="'Liberation Sans'" style:font-family-generic="roman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4" style:family="paragraph" style:parent-style-name="Standard">
      <style:text-properties style:font-name="Nimbus Sans L1" fo:font-size="10.5pt" style:font-size-asian="10.5pt" style:font-size-complex="10.5pt"/>
    </style:style>
    <style:style style:name="P5" style:family="paragraph" style:parent-style-name="Standard">
      <style:text-properties style:font-name="Nimbus Sans L1" fo:font-size="10.5pt" officeooo:rsid="00348fd5" officeooo:paragraph-rsid="00395f9e" style:font-size-asian="10.5pt" style:font-size-complex="10.5pt"/>
    </style:style>
    <style:style style:name="P6" style:family="paragraph" style:parent-style-name="Standard">
      <style:text-properties style:font-name="Nimbus Sans L1" fo:font-size="10.5pt" officeooo:rsid="003b295c" officeooo:paragraph-rsid="003b295c" style:font-size-asian="10.5pt" style:font-size-complex="10.5pt"/>
    </style:style>
    <style:style style:name="P7" style:family="paragraph" style:parent-style-name="Standard">
      <style:text-properties style:font-name="Nimbus Sans L1" fo:font-size="10.5pt" officeooo:rsid="003c7d3b" officeooo:paragraph-rsid="003c7d3b" style:font-size-asian="10.5pt" style:font-size-complex="10.5pt"/>
    </style:style>
    <style:style style:name="P8" style:family="paragraph" style:parent-style-name="Standard">
      <style:text-properties style:font-name="Nimbus Sans L1" fo:font-size="10.5pt" officeooo:rsid="003e7a91" officeooo:paragraph-rsid="003e7a91" style:font-size-asian="10.5pt" style:font-size-complex="10.5pt"/>
    </style:style>
    <style:style style:name="P9" style:family="paragraph" style:parent-style-name="Standard">
      <style:text-properties style:font-name="Nimbus Sans L1" fo:font-size="10.5pt" officeooo:rsid="003f19aa" officeooo:paragraph-rsid="003f19aa" style:font-size-asian="10.5pt" style:font-size-complex="10.5pt"/>
    </style:style>
    <style:style style:name="P10" style:family="paragraph" style:parent-style-name="Standard">
      <style:text-properties style:font-name="Nimbus Sans L1" fo:font-size="10.5pt" officeooo:rsid="004033f3" officeooo:paragraph-rsid="004033f3" style:font-size-asian="10.5pt" style:font-size-complex="10.5pt"/>
    </style:style>
    <style:style style:name="P11" style:family="paragraph" style:parent-style-name="Standard">
      <style:text-properties style:font-name="Nimbus Sans L1" fo:font-size="10.5pt" officeooo:rsid="00414424" officeooo:paragraph-rsid="00414424" style:font-size-asian="10.5pt" style:font-size-complex="10.5pt"/>
    </style:style>
    <style:style style:name="P12" style:family="paragraph" style:parent-style-name="Standard">
      <style:text-properties style:font-name="Nimbus Sans L1" fo:font-size="10.5pt" officeooo:rsid="00422c1c" officeooo:paragraph-rsid="00422c1c" style:font-size-asian="10.5pt" style:font-size-complex="10.5pt"/>
    </style:style>
    <style:style style:name="P13" style:family="paragraph" style:parent-style-name="Standard">
      <style:text-properties style:font-name="Nimbus Sans L1" fo:font-size="10.5pt" officeooo:rsid="00469869" officeooo:paragraph-rsid="00469869" style:font-size-asian="10.5pt" style:font-size-complex="10.5pt"/>
    </style:style>
    <style:style style:name="P14" style:family="paragraph" style:parent-style-name="Standard">
      <style:text-properties style:font-name="Nimbus Sans L1" fo:font-size="10.5pt" officeooo:rsid="0047295f" officeooo:paragraph-rsid="0047295f" style:font-size-asian="10.5pt" style:font-size-complex="10.5pt"/>
    </style:style>
    <style:style style:name="P15" style:family="paragraph" style:parent-style-name="Standard">
      <style:text-properties style:font-name="Nimbus Sans L1" fo:font-size="10.5pt" officeooo:rsid="004793eb" officeooo:paragraph-rsid="004793eb" style:font-size-asian="10.5pt" style:font-size-complex="10.5pt"/>
    </style:style>
    <style:style style:name="P16" style:family="paragraph" style:parent-style-name="Standard">
      <style:text-properties style:font-name="Nimbus Sans L1" fo:font-size="10.5pt" officeooo:rsid="0047c385" officeooo:paragraph-rsid="0047c385" style:font-size-asian="10.5pt" style:font-size-complex="10.5pt"/>
    </style:style>
    <style:style style:name="P17" style:family="paragraph" style:parent-style-name="Standard">
      <style:text-properties style:font-name="Nimbus Sans L1" fo:font-size="10.5pt" officeooo:rsid="004b5d8c" officeooo:paragraph-rsid="004b5d8c" style:font-size-asian="10.5pt" style:font-size-complex="10.5pt"/>
    </style:style>
    <style:style style:name="P18" style:family="paragraph" style:parent-style-name="Standard">
      <style:text-properties style:font-name="Nimbus Sans L1" fo:font-size="10.5pt" officeooo:rsid="004b5f06" officeooo:paragraph-rsid="004b5f06" style:font-size-asian="10.5pt" style:font-size-complex="10.5pt"/>
    </style:style>
    <style:style style:name="P19" style:family="paragraph" style:parent-style-name="Standard">
      <style:text-properties style:font-name="Nimbus Sans L1" fo:font-size="10.5pt" officeooo:rsid="004c2b0b" officeooo:paragraph-rsid="004c2b0b" style:font-size-asian="10.5pt" style:font-size-complex="10.5pt"/>
    </style:style>
    <style:style style:name="P20" style:family="paragraph" style:parent-style-name="Standard">
      <style:text-properties style:font-name="Nimbus Sans L1" fo:font-size="10.5pt" officeooo:rsid="004d6a07" officeooo:paragraph-rsid="004d6a07" style:font-size-asian="10.5pt" style:font-size-complex="10.5pt"/>
    </style:style>
    <style:style style:name="P21" style:family="paragraph" style:parent-style-name="Standard">
      <style:text-properties style:font-name="Nimbus Sans L1" fo:font-size="10.5pt" officeooo:rsid="004daffc" officeooo:paragraph-rsid="004daffc" style:font-size-asian="10.5pt" style:font-size-complex="10.5pt"/>
    </style:style>
    <style:style style:name="P22" style:family="paragraph" style:parent-style-name="Standard">
      <style:text-properties style:font-name="Nimbus Sans L1" fo:font-size="10.5pt" officeooo:rsid="004daffc" officeooo:paragraph-rsid="00537dff" style:font-size-asian="10.5pt" style:font-size-complex="10.5pt"/>
    </style:style>
    <style:style style:name="P23" style:family="paragraph" style:parent-style-name="Standard">
      <style:text-properties style:font-name="Nimbus Sans L1" fo:font-size="10.5pt" officeooo:rsid="004f2c1f" officeooo:paragraph-rsid="004f2c1f" style:font-size-asian="10.5pt" style:font-size-complex="10.5pt"/>
    </style:style>
    <style:style style:name="P24" style:family="paragraph" style:parent-style-name="Standard">
      <style:text-properties style:font-name="Nimbus Sans L1" fo:font-size="10.5pt" officeooo:rsid="004feb18" officeooo:paragraph-rsid="004feb18" style:font-size-asian="10.5pt" style:font-size-complex="10.5pt"/>
    </style:style>
    <style:style style:name="P25" style:family="paragraph" style:parent-style-name="Standard">
      <style:text-properties style:font-name="Nimbus Sans L1" fo:font-size="10.5pt" officeooo:rsid="0051df92" officeooo:paragraph-rsid="0051df92" style:font-size-asian="10.5pt" style:font-size-complex="10.5pt"/>
    </style:style>
    <style:style style:name="P26" style:family="paragraph" style:parent-style-name="Standard">
      <style:text-properties style:font-name="Nimbus Sans L1" fo:font-size="10.5pt" officeooo:rsid="00537dff" officeooo:paragraph-rsid="00537dff" style:font-size-asian="10.5pt" style:font-size-complex="10.5pt"/>
    </style:style>
    <style:style style:name="P27" style:family="paragraph" style:parent-style-name="Standard">
      <style:text-properties style:font-name="Nimbus Sans L1" fo:font-size="10.5pt" officeooo:rsid="0053eff9" officeooo:paragraph-rsid="0053eff9" style:font-size-asian="10.5pt" style:font-size-complex="10.5pt"/>
    </style:style>
    <style:style style:name="P28" style:family="paragraph" style:parent-style-name="Standard">
      <style:text-properties style:font-name="Nimbus Sans L1" fo:font-size="10.5pt" officeooo:rsid="0055f385" officeooo:paragraph-rsid="0055f385" style:font-size-asian="10.5pt" style:font-size-complex="10.5pt"/>
    </style:style>
    <style:style style:name="P29" style:family="paragraph" style:parent-style-name="Standard">
      <style:text-properties style:font-name="Nimbus Sans L1" fo:font-size="10.5pt" officeooo:rsid="00573534" officeooo:paragraph-rsid="00573534" style:font-size-asian="10.5pt" style:font-size-complex="10.5pt"/>
    </style:style>
    <style:style style:name="P30" style:family="paragraph" style:parent-style-name="Standard">
      <style:text-properties style:font-name="Nimbus Sans L1" fo:font-size="10.5pt" officeooo:rsid="005811ca" officeooo:paragraph-rsid="005811ca" style:font-size-asian="10.5pt" style:font-size-complex="10.5pt"/>
    </style:style>
    <style:style style:name="P31" style:family="paragraph" style:parent-style-name="Standard">
      <style:text-properties style:font-name="Nimbus Sans L1" fo:font-size="10.5pt" officeooo:rsid="00594219" officeooo:paragraph-rsid="00594219" style:font-size-asian="10.5pt" style:font-size-complex="10.5pt"/>
    </style:style>
    <style:style style:name="P32" style:family="paragraph" style:parent-style-name="Standard">
      <style:text-properties style:font-name="Nimbus Sans L1" fo:font-size="10.5pt" officeooo:rsid="0059dbc7" officeooo:paragraph-rsid="0059dbc7" style:font-size-asian="10.5pt" style:font-size-complex="10.5pt"/>
    </style:style>
    <style:style style:name="P33" style:family="paragraph" style:parent-style-name="Standard">
      <style:text-properties style:font-name="Nimbus Sans L1" fo:font-size="10.5pt" officeooo:rsid="005a720f" officeooo:paragraph-rsid="005a720f" style:font-size-asian="10.5pt" style:font-size-complex="10.5pt"/>
    </style:style>
    <style:style style:name="P34" style:family="paragraph" style:parent-style-name="Standard">
      <style:text-properties style:font-name="Nimbus Sans L1" fo:font-size="10.5pt" officeooo:rsid="005c03f4" officeooo:paragraph-rsid="005c03f4" style:font-size-asian="10.5pt" style:font-size-complex="10.5pt"/>
    </style:style>
    <style:style style:name="P35" style:family="paragraph" style:parent-style-name="Standard">
      <style:text-properties style:font-name="Nimbus Sans L1" fo:font-size="10.5pt" officeooo:rsid="005c9e09" officeooo:paragraph-rsid="005c9e09" style:font-size-asian="10.5pt" style:font-size-complex="10.5pt"/>
    </style:style>
    <style:style style:name="P36" style:family="paragraph" style:parent-style-name="Standard">
      <style:text-properties style:font-name="Nimbus Sans L1" fo:font-size="10.5pt" officeooo:rsid="005d05a5" officeooo:paragraph-rsid="005d05a5" style:font-size-asian="10.5pt" style:font-size-complex="10.5pt"/>
    </style:style>
    <style:style style:name="P37" style:family="paragraph" style:parent-style-name="Standard">
      <style:text-properties style:font-name="Nimbus Sans L1" fo:font-size="10.5pt" officeooo:rsid="005de127" officeooo:paragraph-rsid="005de127" style:font-size-asian="10.5pt" style:font-size-complex="10.5pt"/>
    </style:style>
    <style:style style:name="P38" style:family="paragraph" style:parent-style-name="Standard">
      <style:text-properties style:font-name="Nimbus Sans L1" fo:font-size="10.5pt" officeooo:rsid="005ef2c1" officeooo:paragraph-rsid="005ef2c1" style:font-size-asian="10.5pt" style:font-size-complex="10.5pt"/>
    </style:style>
    <style:style style:name="P39" style:family="paragraph" style:parent-style-name="Standard">
      <style:text-properties style:font-name="Nimbus Sans L1" fo:font-size="10.5pt" officeooo:rsid="005f69d0" officeooo:paragraph-rsid="005f69d0" style:font-size-asian="10.5pt" style:font-size-complex="10.5pt"/>
    </style:style>
    <style:style style:name="P40" style:family="paragraph" style:parent-style-name="Standard">
      <style:text-properties style:font-name="Nimbus Sans L1" fo:font-size="10.5pt" officeooo:rsid="00604e41" officeooo:paragraph-rsid="00604e41" style:font-size-asian="10.5pt" style:font-size-complex="10.5pt"/>
    </style:style>
    <style:style style:name="P41" style:family="paragraph" style:parent-style-name="Standard">
      <style:text-properties style:font-name="Nimbus Sans L1" fo:font-size="10.5pt" officeooo:rsid="00614d7c" officeooo:paragraph-rsid="00614d7c" style:font-size-asian="10.5pt" style:font-size-complex="10.5pt"/>
    </style:style>
    <style:style style:name="P42" style:family="paragraph" style:parent-style-name="Standard">
      <style:text-properties style:font-name="Nimbus Sans L1" fo:font-size="10.5pt" officeooo:rsid="00623caf" officeooo:paragraph-rsid="00623caf" style:font-size-asian="10.5pt" style:font-size-complex="10.5pt"/>
    </style:style>
    <style:style style:name="P43" style:family="paragraph" style:parent-style-name="Standard">
      <style:text-properties style:font-name="Nimbus Sans L1" fo:font-size="10.5pt" style:font-size-asian="10.5pt" style:font-size-complex="10.5pt"/>
    </style:style>
    <style:style style:name="P44" style:family="paragraph" style:parent-style-name="Standard">
      <style:text-properties style:font-name="Nimbus Sans L1" fo:font-size="10.5pt" officeooo:paragraph-rsid="00395f9e" style:font-size-asian="10.5pt" style:font-size-complex="10.5pt"/>
    </style:style>
    <style:style style:name="P45" style:family="paragraph" style:parent-style-name="Footer">
      <style:paragraph-properties fo:text-align="center" style:justify-single-word="false"/>
      <style:text-properties style:font-name="Nimbus Sans L"/>
    </style:style>
    <style:style style:name="T1" style:family="text">
      <style:text-properties style:font-name="Nimbus Sans L1" fo:font-size="10.5pt" style:font-size-asian="10.5pt" style:font-size-complex="10.5pt"/>
    </style:style>
    <style:style style:name="T2" style:family="text">
      <style:text-properties officeooo:rsid="00368e7d"/>
    </style:style>
    <style:style style:name="T3" style:family="text">
      <style:text-properties officeooo:rsid="003e98d3"/>
    </style:style>
    <style:style style:name="T4" style:family="text">
      <style:text-properties officeooo:rsid="00493d97"/>
    </style:style>
    <style:style style:name="T5" style:family="text">
      <style:text-properties officeooo:rsid="00539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ve As Report</text:p>
      <text:p text:style-name="P2"/>
      <text:p text:style-name="P4">References: Section Heading followed by references.</text:p>
      <text:p text:style-name="P4"/>
      <text:p text:style-name="P4">[1]</text:p>
      <text:p text:style-name="Standard"><text:a xlink:type="simple" xlink:href="https://docs.google.com/spreadsheets/d/1tPDRtMtJsARVJXLwWscXz21GMHTQGDOUXUfQ9vrUwdQ/edit#gid=0"><text:span text:style-name="T1">https://docs.google.com/spreadsheets/d/1tPDRtMtJsARVJXLwWscXz21GMHTQGDOUXUfQ9vrUwdQ/edit#gid=0</text:span></text:a></text:p>
      <text:p text:style-name="P4"/>
      <text:p text:style-name="P4"><text:span text:style-name="T2">ROS </text:span>documentation</text:p>
      <text:p text:style-name="P6"><text:a xlink:type="simple" xlink:href="http://wiki.ros.org/ROS/Tutorials">http://wiki.ros.org/ROS/Tutorials</text:a></text:p>
      <text:p text:style-name="P6"/>
      <text:p text:style-name="P5">Jsk and Microcone links.</text:p>
      <text:p text:style-name="P5"/>
      <text:p text:style-name="P12"><text:a xlink:type="simple" xlink:href="https://github.com/jsk-ros-pkg">https://github.com/jsk-ros-pkg</text:a></text:p>
      <text:p text:style-name="P12"><text:a xlink:type="simple" xlink:href="https://github.com/jsk-ros-pkg/jsk_3rdparty">https://github.com/jsk-ros-pkg/jsk_3rdparty</text:a></text:p>
      <text:p text:style-name="P12"/>
      <text:p text:style-name="P44"/>
      <text:p text:style-name="P4">Sonar</text:p>
      <text:p text:style-name="Standard"><text:span text:style-name="T1">[2] </text:span><text:a xlink:type="simple" xlink:href="https://en.wikipedia.org/wiki/Sonar"><text:span text:style-name="T1">https://en.wikipedia.org/wiki/Sonar</text:span></text:a></text:p>
      <text:p text:style-name="P4"/>
      <text:p text:style-name="Standard"><text:span text:style-name="T1">[3] </text:span><text:a xlink:type="simple" xlink:href="https://en.wikipedia.org/wiki/Acoustic_location"><text:span text:style-name="T1">https://en.wikipedia.org/wiki/Acoustic_location</text:span></text:a></text:p>
      <text:p text:style-name="P4"/>
      <text:p text:style-name="P4">Radar</text:p>
      <text:p text:style-name="Standard"><text:span text:style-name="T1">[1] </text:span><text:a xlink:type="simple" xlink:href="https://en.wikipedia.org/wiki/Radar"><text:span text:style-name="T1">https://en.wikipedia.org/wiki/Radar</text:span></text:a></text:p>
      <text:p text:style-name="P4"/>
      <text:p text:style-name="P4"/>
      <text:p text:style-name="P4">Sonar vs Radar</text:p>
      <text:p text:style-name="Standard"><text:a xlink:type="simple" xlink:href="https://www.google.com.au/webhp?sourceid=chrome-instant&amp;ion=1&amp;espv=2&amp;ie=UTF-8#q=differnce"><text:span text:style-name="T1">https://www.google.com.au/webhp?sourceid=chrome-instant&amp;ion=1&amp;espv=2&amp;ie=UTF-8#q=differnce</text:span></text:a><text:a xlink:type="simple" xlink:href="https://www.google.com.au/webhp?sourceid=chrome-instant&amp;ion=1&amp;espv=2&amp;ie=UTF-8#q=differnce%20between%20radar%20and%20sonar"><text:span text:style-name="T1"> 20between%20radar%20and%20sonar</text:span></text:a></text:p>
      <text:p text:style-name="Standard"><text:a xlink:type="simple" xlink:href="http://www.differencebetween.com/difference-between-radar-and-vs-sonar/"><text:span text:style-name="T1">http://www.differencebetween.com/difference-between-radar-and-vs-sonar/</text:span></text:a></text:p>
      <text:p text:style-name="Standard"><text:a xlink:type="simple" xlink:href="https://answers.yahoo.com/question/index?qid=20080512154609AAqMFOl"><text:span text:style-name="T1">https://answers.yahoo.com/question/index?qid=20080512154609AAqMFOl</text:span></text:a></text:p>
      <text:p text:style-name="Standard"><text:span text:style-name="T1">[4]</text:span><text:a xlink:type="simple" xlink:href="http://www.physlink.com/education/askexperts/ae456.cfm"><text:span text:style-name="T1">http://www.physlink.com/education/askexperts/ae456.cfm</text:span></text:a></text:p>
      <text:p text:style-name="Standard"><text:span text:style-name="T1">[5]</text:span><text:a xlink:type="simple" xlink:href="http://www.encyclopedia.com/doc/1G2-3437800496.html"><text:span text:style-name="T1">http://www.encyclopedia.com/doc/1G2-3437800496.html</text:span></text:a></text:p>
      <text:p text:style-name="Standard"><text:span text:style-name="T1">[6]</text:span><text:a xlink:type="simple" xlink:href="http://teacher.scholastic.com/activities/explorations/bats/libraryarticle.aspItemID=234&amp;SubjectID=110&amp;categoryID=3"><text:span text:style-name="T1">http://teacher.scholastic.com/activities/explorations/bats/libraryarticle.aspItemID=234&amp;SubjectID=110&amp;categoryID=3</text:span></text:a></text:p>
      <text:p text:style-name="Standard"><text:a xlink:type="simple" xlink:href="http://www.venompower.com/products/traxxas-aton-rc-drone-quadcopter-35c-3s-5000mah-11-1v-lipo-"><text:span text:style-name="T1">http://www.venompower.com/products/traxxas-aton-rc-drone-quadcopter-35c-3s-5000mah-11-1v-lipo-</text:span></text:a><text:a xlink:type="simple" xlink:href="http://www.venompower.com/products/traxxas-aton-rc-drone-quadcopter-35c-3s-5000mah-11-1v-lipo-battery-by-venom"><text:span text:style-name="T1"> </text:span></text:a><text:a xlink:type="simple" xlink:href="http://www.venompower.com/products/traxxas-aton-rc-drone-quadcopter-35c-3s-5000mah-11-1v-lipo-battery-by-venom"><text:span text:style-name="T1">b</text:span></text:a><text:a xlink:type="simple" xlink:href="http://www.venompower.com/products/traxxas-aton-rc-drone-quadcopter-35c-3s-5000mah-11-1v-lipo-battery-by-venom"><text:span text:style-name="T1">attery-by-venom</text:span></text:a><text:span text:style-name="T1"> </text:span></text:p>
      <text:p text:style-name="Standard"><text:a xlink:type="simple" xlink:href="https://hexoplus.com/product/hexo_drone_3d"><text:span text:style-name="T1">https://hexoplus.com/product/hexo_drone_3d</text:span></text:a></text:p>
      <text:p text:style-name="Standard"><text:a xlink:type="simple" xlink:href="https://www.jbhifi.com.au/cameras/video-cameras/gopro/gopro-hero4-action-video-camera-4k-black-edition/644300/"><text:span text:style-name="T1">https://www.jbhifi.com.au/cameras/video-cameras/gopro/gopro-hero4-action-video-camera-4k-black-edition/644300/</text:span></text:a></text:p>
      <text:p text:style-name="P4"/>
      <text:p text:style-name="P4">refereces2:</text:p>
      <text:p text:style-name="Standard"><text:a xlink:type="simple" xlink:href="https://www.dji.com/product/phantom-4/info"><text:span text:style-name="T1">https://www.dji.com/product/phantom-4/info</text:span></text:a></text:p>
      <text:p text:style-name="Standard"><text:a xlink:type="simple" xlink:href="https://www.youtube.com/watch?v=-ZJJf93vrFA"><text:span text:style-name="T1">https://www.youtube.com/watch?v=-ZJJf93vrFA</text:span></text:a></text:p>
      <text:p text:style-name="Standard"><text:a xlink:type="simple" xlink:href="http://www.phantompilots.com/threads/payload-on-phantom-4.79433/"><text:span text:style-name="T1">http://www.phantompilots.com/threads/payload-on-phantom-4.79433/</text:span></text:a></text:p>
      <text:p text:style-name="Standard"><text:a xlink:type="simple" xlink:href="http://www.rcgroups.com/forums/showthread.php?t=2670690"><text:span text:style-name="T1">http://www.rcgroups.com/forums/showthread.php?t=2670690</text:span></text:a></text:p>
      <text:p text:style-name="Standard"><text:a xlink:type="simple" xlink:href="http://fpvlab.com/forums/showthread.php?31833-Pushing-the-DJI-Phantom-to-the-limit"><text:span text:style-name="T1">http://fpvlab.com/forums/showthread.php?31833-Pushing-the-DJI-Phantom-to-the-limit</text:span></text:a></text:p>
      <text:p text:style-name="P4"/>
      <text:p text:style-name="P4"/>
      <text:p text:style-name="P4">Drones</text:p>
      <text:p text:style-name="P4"><text:a xlink:type="simple" xlink:href="http://dji-phantom4.com/dji-phantom-4-vs-inspire-1/">http://dji-phantom4.com/dji-phantom-4-vs-inspire-1/</text:a></text:p>
      <text:p text:style-name="P4"><text:a xlink:type="simple" xlink:href="http://drones.specout.com/l/452/DJI-Phantom-4">http://drones.specout.com/l/452/DJI-Phantom-4</text:a></text:p>
      <text:p text:style-name="P4"><text:a xlink:type="simple" xlink:href="https://www.aus-cameras.com/dji-phantom-4-with-3-batteries-charging-hub-64gb-drone-quadcopter">https://www.aus-cameras.com/dji-phantom-4-with-3-batteries-charging-hub-64gb-drone-quadcopter</text:a></text:p>
      <text:p text:style-name="P4"/>
      <text:p text:style-name="P4"/>
      <text:p text:style-name="P4">Hexo+ owners group on Facebook</text:p>
      <text:p text:style-name="P4"/>
      <text:p text:style-name="P4">SDK's</text:p>
      <text:p text:style-name="P4"><text:soft-page-break/><text:a xlink:type="simple" xlink:href="https://developer.dji.com/mobile-sdk/documentation/introduction/mobile_sdk_introduction.html">https://developer.dji.com/mobile-sdk/documentation/introduction/mobile_sdk_introduction.html</text:a></text:p>
      <text:p text:style-name="P4"><text:a xlink:type="simple" xlink:href="https://developer.dji.com/mobile-sdk/documentation/introduction/index.html">https://developer.dji.com/mobile-sdk/documentation/introduction/index.html</text:a></text:p>
      <text:p text:style-name="P4"><text:a xlink:type="simple" xlink:href="https://developer.dji.com/onboard-sdk/documentation/hardware-setup/index.html">https://developer.dji.com/onboard-sdk/documentation/hardware-setup/index.html</text:a></text:p>
      <text:p text:style-name="P4"><text:a xlink:type="simple" xlink:href="https://developer.dji.com/onboard-sdk/documentation/github-platform-docs/Linux/README.html">https://developer.dji.com/onboard-sdk/documentation/github-platform-docs/Linux/README.html</text:a></text:p>
      <text:p text:style-name="P4"><text:a xlink:type="simple" xlink:href="https://developer.dji.com/onboard-sdk/documentation/github-platform-docs/ROS/README.html">https://developer.dji.com/onboard-sdk/documentation/github-platform-docs/ROS/README.html</text:a></text:p>
      <text:p text:style-name="P4"><text:a xlink:type="simple" xlink:href="https://developer.dji.com/onboard-sdk/">https://developer.dji.com/onboard-sdk/</text:a></text:p>
      <text:p text:style-name="P4"><text:a xlink:type="simple" xlink:href="https://github.com/dji-sdk/Onboard-SDK-ROS">https://github.com/dji-sdk/Onboard-SDK-ROS</text:a></text:p>
      <text:p text:style-name="P4"><text:a xlink:type="simple" xlink:href="https://developer.dji.com/onboard-sdk/documentation/github-platform-docs/ROS/README.html">https://developer.dji.com/onboard-sdk/documentation/github-platform-docs/ROS/README.html</text:a></text:p>
      <text:p text:style-name="P4">Matrice</text:p>
      <text:p text:style-name="P4"><text:a xlink:type="simple" xlink:href="https://developer.dji.com/products/#!/mobile">https://developer.dji.com/products/#!/mobile</text:a></text:p>
      <text:p text:style-name="P4"><text:a xlink:type="simple" xlink:href="https://developer.dji.com/products/#!/mobile">https://developer.dji.com/products/#!/mobile</text:a></text:p>
      <text:p text:style-name="P4"/>
      <text:p text:style-name="P4"/>
      <text:p text:style-name="P4">Payload</text:p>
      <text:p text:style-name="P4"><text:a xlink:type="simple" xlink:href="https://www.djivideos.com/video_play/3b7b0411-37ff-4323-b4a5-04756db05b8">https://www.djivideos.com/video_play/3b7b0411-37ff-4323-b4a5-04756db05b8</text:a></text:p>
      <text:p text:style-name="P4"/>
      <text:p text:style-name="P4">Matrice 100</text:p>
      <text:p text:style-name="P4"><text:a xlink:type="simple" xlink:href="http://www.dji.com/product/matrice100?site=developer">http://www.dji.com/product/matrice100?site=developer</text:a></text:p>
      <text:p text:style-name="P4"><text:a xlink:type="simple" xlink:href="https://www.djivideos.com/video_play/3b7b0411-37ff-4323-b4a5-04756db05b8b">https://www.djivideos.com/video_play/3b7b0411-37ff-4323-b4a5-04756db05b8b</text:a></text:p>
      <text:p text:style-name="P4"><text:a xlink:type="simple" xlink:href="http://store.dji.com/product/matrice-100?site=brandsite&amp;from=buy_now_bar">http://store.dji.com/product/matrice-100?site=brandsite&amp;from=buy_now_bar</text:a></text:p>
      <text:p text:style-name="P4"><text:a xlink:type="simple" xlink:href="https://www.youtube.com/watch?v=Ii9xS6iRR0o">https://www.youtube.com/watch?v=Ii9xS6iRR0o</text:a></text:p>
      <text:p text:style-name="P4"><text:a xlink:type="simple" xlink:href="https://www.youtube.com/watch?v=_eL8rmjV870">https://www.youtube.com/watch?v=_eL8rmjV870</text:a></text:p>
      <text:p text:style-name="P4"/>
      <text:p text:style-name="P4">Matrice 600</text:p>
      <text:p text:style-name="P4"><text:a xlink:type="simple" xlink:href="http://www.dji.com/product/matrice600?site=developer">http://www.dji.com/product/matrice600?site=developer</text:a></text:p>
      <text:p text:style-name="P4"><text:a xlink:type="simple" xlink:href="https://www.djivideos.com/video_play/dff97db5-6530-4e71-be6b-7a4a98a81a75?autoplay=1">https://www.djivideos.com/video_play/dff97db5-6530-4e71-be6b-7a4a98a81a75?autoplay=1</text:a></text:p>
      <text:p text:style-name="P4"/>
      <text:p text:style-name="P4"/>
      <text:p text:style-name="P4">Arduino</text:p>
      <text:p text:style-name="P4"><text:a xlink:type="simple" xlink:href="https://www.arduino.cc/en/Main/ArduinoBoardUno">https://www.arduino.cc/en/Main/ArduinoBoardUno</text:a></text:p>
      <text:p text:style-name="P4"><text:a xlink:type="simple" xlink:href="https://www.sparkfun.com/products/11287">https://www.sparkfun.com/products/11287</text:a></text:p>
      <text:p text:style-name="P4"><text:a xlink:type="simple" xlink:href="https://www.arduino.cc/en/Main/ArduinoWiFiShield">https://www.arduino.cc/en/Main/ArduinoWiFiShield</text:a></text:p>
      <text:p text:style-name="P4"><text:a xlink:type="simple" xlink:href="https://www.arduino.cc/en/Reference/StepperBipolarCircuit">https://www.arduino.cc/en/Reference/StepperBipolarCircuit</text:a></text:p>
      <text:p text:style-name="P4"/>
      <text:p text:style-name="P7">QR codes</text:p>
      <text:p text:style-name="P7"><text:span text:style-name="T3">[1]</text:span><text:a xlink:type="simple" xlink:href="https://apps.ubuntu.com/cat/applications/qtqr/">https://apps.ubuntu.com/cat/applications/qtqr/</text:a></text:p>
      <text:p text:style-name="P8"><text:span text:style-name="T3">[2]</text:span><text:a xlink:type="simple" xlink:href="http://manpages.ubuntu.com/manpages/wily/man1/zbarimg.1.html">http://manpages.ubuntu.com/manpages/wily/man1/zbarimg.1.html</text:a></text:p>
      <text:p text:style-name="P9"/>
      <text:p text:style-name="P10">Video</text:p>
      <text:p text:style-name="P9"><text:a xlink:type="simple" xlink:href="http://www.mplayerhq.hu/design7/news.html">http://www.mplayerhq.hu/design7/news.html</text:a></text:p>
      <text:p text:style-name="P9"/>
      <text:p text:style-name="P13">Coding:</text:p>
      <text:p text:style-name="P13"/>
      <text:p text:style-name="P11">QProcess and detached:</text:p>
      <text:p text:style-name="P11"/>
      <text:p text:style-name="P14"><text:a xlink:type="simple" xlink:href="https://www.cs.umd.edu/class/sum2003/cmsc311/Notes/Data/endian.html">https://www.cs.umd.edu/class/sum2003/cmsc311/Notes/Data/endian.html</text:a></text:p>
      <text:p text:style-name="P14"/>
      <text:p text:style-name="P14"/>
      <text:p text:style-name="P16">Servo &amp; Stepper motor:</text:p>
      <text:p text:style-name="P15">LBE stepper motor and servo motor specs.</text:p>
      <text:p text:style-name="P16">Wikipedia <text:span text:style-name="T4">servo and stepper pages.</text:span></text:p>
      <text:p text:style-name="P17">Voltage Divider circuit.</text:p>
      <text:p text:style-name="P17"/>
      <text:p text:style-name="P18">Arduino IDE 1.0.5 and 1.6.0 links</text:p>
      <text:p text:style-name="P19"><text:a xlink:type="simple" xlink:href="https://www.arduino.cc/en/Main/ArduinoBoardYun">https://www.arduino.cc/en/Main/ArduinoBoardYun</text:a></text:p>
      <text:p text:style-name="P26"><text:a xlink:type="simple" xlink:href="https://www.arduino.cc/en/Main/ArduinoWiFiShield">https://www.arduino.cc/en/Main/ArduinoWiFiShield</text:a></text:p>
      <text:p text:style-name="P22"><text:a xlink:type="simple" xlink:href="https://www.arduino.cc/en/Main/ArduinoWiFiShield101">https://www.arduino.cc/en/Main/ArduinoWiFiShield101</text:a></text:p>
      <text:p text:style-name="P27"><text:a xlink:type="simple" xlink:href="https://www.arduino.cc/en/Main/ArduinoWiFiShield">https://www.arduino.cc/en/Main/ArduinoWiFiShield</text:a></text:p>
      <text:p text:style-name="P27"><text:soft-page-break/></text:p>
      <text:p text:style-name="P20"><text:a xlink:type="simple" xlink:href="https://www.lifewire.com/range-of-typical-wifi-network-816564">https://www.lifewire.com/range-of-typical-wifi-network-816564</text:a></text:p>
      <text:p text:style-name="P21"/>
      <text:p text:style-name="P23"/>
      <text:p text:style-name="P25"><text:span text:style-name="T5">Arduino </text:span>IDE 1.6.0</text:p>
      <text:p text:style-name="P23"><text:a xlink:type="simple" xlink:href="https://www.arduino.cc/en/Guide/HomePage">https://www.arduino.cc/en/Guide/HomePage</text:a></text:p>
      <text:p text:style-name="P23"><text:a xlink:type="simple" xlink:href="https://www.arduino.cc/en/Guide/Linux">https://www.arduino.cc/en/Guide/Linux</text:a></text:p>
      <text:p text:style-name="P24"><text:a xlink:type="simple" xlink:href="https://www.arduino.cc/en/Main/Software">https://www.arduino.cc/en/Main/Software</text:a></text:p>
      <text:p text:style-name="P24"/>
      <text:p text:style-name="P28"><text:a xlink:type="simple" xlink:href="https://www.arduino.cc/en/Tutorial/Wifi101WiFiChatServer">https://www.arduino.cc/en/Tutorial/Wifi101WiFiChatServer</text:a></text:p>
      <text:p text:style-name="P28"/>
      <text:p text:style-name="P29">Costs of arduino boards:</text:p>
      <text:p text:style-name="P31"><text:a xlink:type="simple" xlink:href="https://www.sparkfun.com/products/11021">https://www.sparkfun.com/products/11021</text:a></text:p>
      <text:p text:style-name="P29"><text:a xlink:type="simple" xlink:href="https://www.sparkfun.com/products/13787">https://www.sparkfun.com/products/13787</text:a></text:p>
      <text:p text:style-name="P30"><text:a xlink:type="simple" xlink:href="https://www.sparkfun.com/products/12053">https://www.sparkfun.com/products/12053</text:a></text:p>
      <text:p text:style-name="P32"><text:a xlink:type="simple" xlink:href="http://www.pakronics.com.au/products/arduino-wifi-shield-101-ada2891?gclid=CjwKEAjws5zABRDqkoOniLqfywESJACjdoiG_g8Jx5DWUcTX34vBn4QvOoDR2LiQSeRllDekWL3zuBoCtHLw_wcB">http://www.pakronics.com.au/products/arduino-wifi-shield-101-ada2891?gclid=CjwKEAjws5zABRDqkoOniLqfywESJACjdoiG_g8Jx5DWUcTX34vBn4QvOoDR2LiQSeRllDekWL3zuBoCtHLw_wcB</text:a></text:p>
      <text:p text:style-name="P33"><text:a xlink:type="simple" xlink:href="https://littlebirdelectronics.com.au/search?type=product&amp;q=arduino+wifi+shield">https://littlebirdelectronics.com.au/search?type=product&amp;q=arduino+wifi+shield</text:a></text:p>
      <text:p text:style-name="P33"/>
      <text:p text:style-name="P33"/>
      <text:p text:style-name="P34">Arduino vs Rasberry Pi 2 and Beaglebone Black:</text:p>
      <text:p text:style-name="P35"><text:a xlink:type="simple" xlink:href="http://makezine.com/2013/04/15/arduino-uno-vs-beaglebone-vs-raspberry-pi/">http://makezine.com/2013/04/15/arduino-uno-vs-beaglebone-vs-raspberry-pi/</text:a></text:p>
      <text:p text:style-name="P36"><text:a xlink:type="simple" xlink:href="http://makezine.com/2014/02/25/how-to-choose-the-right-platform-raspberry-pi-or-beaglebone-black/">http://makezine.com/2014/02/25/how-to-choose-the-right-platform-raspberry-pi-or-beaglebone-black/</text:a></text:p>
      <text:p text:style-name="P37"><text:a xlink:type="simple" xlink:href="https://www.quora.com/What-are-the-major-differences-between-BeagleBone-Raspberry-Pi-and-Arduino">https://www.quora.com/What-are-the-major-differences-between-BeagleBone-Raspberry-Pi-and-Arduino</text:a></text:p>
      <text:p text:style-name="P38"><text:a xlink:type="simple" xlink:href="https://www.youtube.com/watch?v=xg3i1o5aQRY">https://www.youtube.com/watch?v=xg3i1o5aQRY</text:a></text:p>
      <text:p text:style-name="P39"><text:a xlink:type="simple" xlink:href="https://pimylifeup.com/beaglebone-vs-raspberry-pi/">https://pimylifeup.com/beaglebone-vs-raspberry-pi/</text:a></text:p>
      <text:p text:style-name="P40"><text:a xlink:type="simple" xlink:href="http://lifehacker.com/how-to-pick-the-right-electronics-board-for-your-diy-pr-742869540">http://lifehacker.com/how-to-pick-the-right-electronics-board-for-your-diy-pr-742869540</text:a></text:p>
      <text:p text:style-name="P41"><text:a xlink:type="simple" xlink:href="https://www.linkedin.com/pulse/iot-devices-arduino-vs-raspberry-pi-beaglebone-which-kithion">https://www.linkedin.com/pulse/iot-devices-arduino-vs-raspberry-pi-beaglebone-which-kithion</text:a></text:p>
      <text:p text:style-name="P42"><text:a xlink:type="simple" xlink:href="http://www.thewindowsclub.com/single-board-computers">http://www.thewindowsclub.com/single-board-computers</text:a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1" svg:font-family="'Lohit Hindi'"/>
    <style:font-face style:name="Liberation Sans" svg:font-family="'Liberation Sans'" style:font-family-generic="roman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AU" style:font-name-asian="AR PL KaitiM GB" style:font-family-asian="'AR PL KaitiM GB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ohit Marathi" fo:font-family="'Lohit Marath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Wingdings" style:font-family-complex="Wingdings" style:font-family-generic-complex="system" style:font-pitch-complex="variable"/>
    </style:style>
    <style:style style:name="WW8Num2z1" style:family="text">
      <style:text-properties style:font-name="OpenSymbol1" fo:font-family="OpenSymbol, 'Arial Unicode MS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6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8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2" fo:font-family="OpenSymbol" style:font-charset="x-symbol" style:font-name-asian="OpenSymbol2" style:font-family-asian="OpenSymbol" style:font-charset-asian="x-symbol" style:font-name-complex="OpenSymbol2" style:font-family-complex="OpenSymbol" style:font-charset-complex="x-symbol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Sans L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91cm" fo:margin-left="0cm" fo:margin-right="0cm" fo:margin-top="0.8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23:18:34</meta:creation-date>
    <meta:initial-creator>Simone Magri</meta:initial-creator>
    <dc:language>en-AU</dc:language>
    <dc:creator>Simone Magri</dc:creator>
    <meta:print-date>2016-05-29T18:57:03</meta:print-date>
    <dc:date>2016-10-20T18:05:15.203240456</dc:date>
    <meta:editing-cycles>107</meta:editing-cycles>
    <meta:editing-duration>P1DT15H52M58S</meta:editing-duration>
    <meta:generator>LibreOffice/4.2.8.2$Linux_X86_64 LibreOffice_project/420m0$Build-2</meta:generator>
    <meta:document-statistic meta:table-count="0" meta:image-count="0" meta:object-count="0" meta:page-count="3" meta:paragraph-count="102" meta:word-count="161" meta:character-count="5016" meta:non-whitespace-character-count="4956"/>
  </office:meta>
</office:document-meta>
</file>